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titutionGroupHandler.getSubstitutionGroup( XSElementDecl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ubstitutionGroupHandler.inSubstitutionGroup( XSElementDecl element , XSElementDecl exempl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GroupHandler.addSubstitutionGroup( XSElementDecl [ ] ele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ubstitutionGroupHandl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SubGroup.OneSubGroup( XSElementDecl sub , short dMethod , short b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stitutionGroupHandler.getDBMethods( XSTypeDefinition typed , XSTypeDefinition typeb , OneSubGroup method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ubstitutionGroupHandler.substitutionGroupOK( XSElementDecl element , XSElementDecl exemplar , short blockingConstrai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stitutionGroupHandler.getMatchingElemDecl( QName element , XSElementDecl exempla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ubstitutionGroupHandler.typeDerivationOK( XSTypeDefinition derived , XSTypeDefinition base , short blockingConstrai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OneSubGroup.OneSub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ubstitutionGroupHandler.getSubGroupB( XSElementDecl element , OneSubGroup method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ubstitutionGroupHandler.SubstitutionGroupHandler( XSGrammarBucket grammarBu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